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0" style:family="graphic" style:parent-style-name="standard">
      <style:graphic-properties draw:stroke="none" draw:fill="none" draw:fill-color="#ffffff" draw:auto-grow-height="false" fo:min-height="1.485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!-- problem shape -->
      <draw:custom-shape draw:name="TextBox 5" draw:style-name="Mgr10" draw:text-style-name="MP28" draw:layer="backgroundobjects" svg:width="16349.891cm" svg:height="-369630.705cm" svg:x="2139324.72cm" svg:y="369650.519cm">
        <text:p>foo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s </meta:initial-creator>
    <meta:creation-date>2014-11-28T14:47:24.743436305</meta:creation-date>
    <meta:document-statistic meta:object-count="25"/>
    <meta:generator>LibreOffice/4.2.4.2$Linux_X86_64 LibreOffice_project/63150712c6d317d27ce2db16eb94c2f3d7b699f8</meta:generator>
  </office:meta>
</office:document-meta>
</file>